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2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28466</text:p>
          </table:table-cell>
          <table:table-cell office:value-type="string" calcext:value-type="string">
            <text:p>0,0041537</text:p>
          </table:table-cell>
          <table:table-cell office:value-type="string" calcext:value-type="string">
            <text:p>0,0411701</text:p>
          </table:table-cell>
          <table:table-cell office:value-type="string" calcext:value-type="string">
            <text:p>0,0037187</text:p>
          </table:table-cell>
          <table:table-cell office:value-type="string" calcext:value-type="string">
            <text:p>0,04611109</text:p>
          </table:table-cell>
          <table:table-cell office:value-type="string" calcext:value-type="string">
            <text:p>0,004993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office:value-type="string" calcext:value-type="string">
            <text:p>0,0772541</text:p>
          </table:table-cell>
          <table:table-cell office:value-type="string" calcext:value-type="string">
            <text:p>0,0089271</text:p>
          </table:table-cell>
          <table:table-cell table:style-name="ce3" table:number-columns-repeated="2"/>
          <table:table-cell office:value-type="string" calcext:value-type="string">
            <text:p>0,06459183</text:p>
          </table:table-cell>
          <table:table-cell office:value-type="string" calcext:value-type="string">
            <text:p>0,006095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356943</text:p>
          </table:table-cell>
          <table:table-cell office:value-type="string" calcext:value-type="string">
            <text:p>0,0025947</text:p>
          </table:table-cell>
          <table:table-cell table:number-columns-repeated="2"/>
          <table:table-cell office:value-type="string" calcext:value-type="string">
            <text:p>0,02833776</text:p>
          </table:table-cell>
          <table:table-cell office:value-type="string" calcext:value-type="string">
            <text:p>0,0017753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35183</text:p>
          </table:table-cell>
          <table:table-cell office:value-type="string" calcext:value-type="string">
            <text:p>0,004401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string" calcext:value-type="string">
            <text:p>0,0315133</text:p>
          </table:table-cell>
          <table:table-cell office:value-type="string" calcext:value-type="string">
            <text:p>0,001931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032645</text:p>
          </table:table-cell>
          <table:table-cell office:value-type="string" calcext:value-type="string">
            <text:p>0,0012998</text:p>
          </table:table-cell>
        </table:table-row>
      </table:table>
      <table:table table:name="Resnet" table:style-name="ta1">
        <table:table-column table:style-name="co1" table:default-cell-style-name="ce9"/>
        <table:table-column table:style-name="co1" table:number-columns-repeated="7" table:default-cell-style-name="ce1"/>
        <table:table-row table:style-name="ro1">
          <table:table-cell table:style-name="Default" table:number-columns-repeated="4"/>
          <table:table-cell table:style-name="ce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Learning rate</text:p>
          </table:table-cell>
          <table:covered-table-cell table:style-name="Default"/>
          <table:table-cell table:number-columns-repeated="3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number-columns-repeated="2" office:value-type="string" calcext:value-type="string">
            <text:p>Pollution</text:p>
          </table:table-cell>
          <table:table-cell table:number-columns-repeated="2" office:value-type="string" calcext:value-type="string">
            <text:p>BATTERY</text:p>
          </table:table-cell>
          <table:table-cell table:number-columns-repeated="2" office:value-type="string" calcext:value-type="string">
            <text:p>H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22864" calcext:value-type="float">
            <text:p>0.022864</text:p>
          </table:table-cell>
          <table:table-cell office:value-type="float" office:value="0.021079" calcext:value-type="float">
            <text:p>0.021079</text:p>
          </table:table-cell>
          <table:table-cell table:style-name="ce10" office:value-type="float" office:value="0.004204" calcext:value-type="float">
            <text:p>0.004204</text:p>
          </table:table-cell>
          <table:table-cell/>
          <table:table-cell office:value-type="float" office:value="0.047949" calcext:value-type="float">
            <text:p>0.047949</text:p>
          </table:table-cell>
          <table:table-cell office:value-type="float" office:value="0.049188" calcext:value-type="float">
            <text:p>0.04918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31177" calcext:value-type="float">
            <text:p>0.031177</text:p>
          </table:table-cell>
          <table:table-cell office:value-type="float" office:value="0.028813" calcext:value-type="float">
            <text:p>0.028813</text:p>
          </table:table-cell>
          <table:table-cell table:style-name="ce10" office:value-type="float" office:value="0.006885" calcext:value-type="float">
            <text:p>0.006885</text:p>
          </table:table-cell>
          <table:table-cell/>
          <table:table-cell office:value-type="float" office:value="0.062974" calcext:value-type="float">
            <text:p>0.062974</text:p>
          </table:table-cell>
          <table:table-cell office:value-type="float" office:value="0.066314" calcext:value-type="float">
            <text:p>0.06631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23626" calcext:value-type="float">
            <text:p>0.023626</text:p>
          </table:table-cell>
          <table:table-cell office:value-type="float" office:value="0.022941" calcext:value-type="float">
            <text:p>0.022941</text:p>
          </table:table-cell>
          <table:table-cell office:value-type="float" office:value="0.005277" calcext:value-type="float">
            <text:p>0.005277</text:p>
          </table:table-cell>
          <table:table-cell/>
          <table:table-cell table:style-name="ce4" office:value-type="float" office:value="0.049973" calcext:value-type="float">
            <text:p>0.049973</text:p>
          </table:table-cell>
          <table:table-cell office:value-type="string" calcext:value-type="string">
            <text:p>0,04968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31316" calcext:value-type="float">
            <text:p>0.031316</text:p>
          </table:table-cell>
          <table:table-cell office:value-type="float" office:value="0.032982" calcext:value-type="float">
            <text:p>0.032982</text:p>
          </table:table-cell>
          <table:table-cell office:value-type="float" office:value="0.007524" calcext:value-type="float">
            <text:p>0.007524</text:p>
          </table:table-cell>
          <table:table-cell/>
          <table:table-cell office:value-type="float" office:value="0.067097" calcext:value-type="float">
            <text:p>0.067097</text:p>
          </table:table-cell>
          <table:table-cell office:value-type="float" office:value="0.065441" calcext:value-type="float">
            <text:p>0.06544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23752" calcext:value-type="float">
            <text:p>0.023752</text:p>
          </table:table-cell>
          <table:table-cell office:value-type="float" office:value="0.022622" calcext:value-type="float">
            <text:p>0.022622</text:p>
          </table:table-cell>
          <table:table-cell table:number-columns-repeated="2"/>
          <table:table-cell office:value-type="float" office:value="0.057969" calcext:value-type="float">
            <text:p>0.057969</text:p>
          </table:table-cell>
          <table:table-cell office:value-type="float" office:value="0.053356" calcext:value-type="float">
            <text:p>0.05335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0.03076" calcext:value-type="float">
            <text:p>0.03076</text:p>
          </table:table-cell>
          <table:table-cell table:number-columns-repeated="2"/>
          <table:table-cell office:value-type="float" office:value="0.077695" calcext:value-type="float">
            <text:p>0.077695</text:p>
          </table:table-cell>
          <table:table-cell office:value-type="float" office:value="0.069742" calcext:value-type="float">
            <text:p>0.069742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4];[.C6];[.C8])" office:value-type="float" office:value="0.023414" calcext:value-type="float">
            <text:p>0.023414</text:p>
          </table:table-cell>
          <table:table-cell table:style-name="ce12" table:formula="of:=AVERAGE([.D4];[.D6];[.D8])" office:value-type="float" office:value="0.022214" calcext:value-type="float">
            <text:p>0.022214</text:p>
          </table:table-cell>
          <table:table-cell table:style-name="ce12" table:formula="of:=AVERAGE([.E4];[.E6];[.E8])" office:value-type="float" office:value="0.0047405" calcext:value-type="float">
            <text:p>0.0047405</text:p>
          </table:table-cell>
          <table:table-cell table:style-name="ce12" table:formula="of:=AVERAGE([.F4];[.F6];[.F8])" office:value-type="string" office:string-value="" calcext:value-type="error">
            <text:p>#DIV/0!</text:p>
          </table:table-cell>
          <table:table-cell table:style-name="ce12" table:formula="of:=AVERAGE([.G4];[.G6];[.G8])" office:value-type="float" office:value="0.0519636666666667" calcext:value-type="float">
            <text:p>0.051963666666667</text:p>
          </table:table-cell>
          <table:table-cell table:style-name="ce12" table:formula="of:=AVERAGE([.H4];[.H6];[.H8])" office:value-type="float" office:value="0.051272" calcext:value-type="float">
            <text:p>0.051272</text:p>
          </table:table-cell>
        </table:table-row>
        <table:table-row table:style-name="ro1">
          <table:covered-table-cell table:style-name="ce12"/>
          <table:table-cell table:style-name="ce12" office:value-type="string" calcext:value-type="string">
            <text:p>RMSE</text:p>
          </table:table-cell>
          <table:table-cell table:style-name="ce12" table:formula="of:=AVERAGE([.C5];[.C7];[.C9])" office:value-type="float" office:value="0.031791" calcext:value-type="float">
            <text:p>0.031791</text:p>
          </table:table-cell>
          <table:table-cell table:style-name="ce12" table:formula="of:=AVERAGE([.D5];[.D7];[.D9])" office:value-type="float" office:value="0.0308516666666667" calcext:value-type="float">
            <text:p>0.030851666666667</text:p>
          </table:table-cell>
          <table:table-cell table:style-name="ce12" table:formula="of:=AVERAGE([.E5];[.E7];[.E9])" office:value-type="float" office:value="0.0072045" calcext:value-type="float">
            <text:p>0.0072045</text:p>
          </table:table-cell>
          <table:table-cell table:style-name="ce12" table:formula="of:=AVERAGE([.F5];[.F7];[.F9])" office:value-type="string" office:string-value="" calcext:value-type="error">
            <text:p>#DIV/0!</text:p>
          </table:table-cell>
          <table:table-cell table:style-name="ce12" table:formula="of:=AVERAGE([.G5];[.G7];[.G9])" office:value-type="float" office:value="0.0692553333333333" calcext:value-type="float">
            <text:p>0.069255333333333</text:p>
          </table:table-cell>
          <table:table-cell table:style-name="ce12" table:formula="of:=AVERAGE([.H5];[.H7];[.H9])" office:value-type="float" office:value="0.0671656666666667" calcext:value-type="float">
            <text:p>0.067165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5:44:16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19T20:17:47.880000000</dc:date>
    <meta:editing-duration>PT4H55M</meta:editing-duration>
    <meta:editing-cycles>19</meta:editing-cycles>
    <meta:generator>LibreOffice/6.4.3.2$Windows_X86_64 LibreOffice_project/747b5d0ebf89f41c860ec2a39efd7cb15b54f2d8</meta:generator>
    <meta:document-statistic meta:table-count="3" meta:cell-count="108" meta:object-count="0"/>
  </office:meta>
</office:document-meta>
</file>